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8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146in"/>
    </style:style>
    <style:style style:name="co4" style:family="table-column">
      <style:table-column-properties fo:break-before="auto" style:column-width="1.2465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1.0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poldzielnia_krs</text:p>
          </table:table-cell>
          <table:table-cell office:value-type="string" calcext:value-type="string">
            <text:p>zgloszenie</text:p>
          </table:table-cell>
          <table:table-cell office:value-type="string" calcext:value-type="string">
            <text:p>kontakt</text:p>
          </table:table-cell>
          <table:table-cell office:value-type="string" calcext:value-type="string">
            <text:p>data_rozpoczenia</text:p>
          </table:table-cell>
          <table:table-cell office:value-type="string" calcext:value-type="string">
            <text:p>data_zakonczenia</text:p>
          </table:table-cell>
          <table:table-cell office:value-type="string" calcext:value-type="string">
            <text:p>kategoria</text:p>
          </table:table-cell>
          <table:table-cell office:value-type="string" calcext:value-type="string">
            <text:p>opi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ozwiazanie</text:p>
          </table:table-cell>
          <table:table-cell office:value-type="string" calcext:value-type="string">
            <text:p>odnosniki</text:p>
          </table:table-cell>
          <table:table-cell office:value-type="string" calcext:value-type="string">
            <text:p>uwagi</text:p>
          </table:table-cell>
          <table:table-cell office:value-type="string" calcext:value-type="string">
            <text:p>szerokosc_geo</text:p>
          </table:table-cell>
          <table:table-cell office:value-type="string" calcext:value-type="string">
            <text:p>dlugosc_geo</text:p>
          </table:table-cell>
        </table:table-row>
        <table:table-row table:style-name="ro1">
          <table:table-cell office:value-type="float" office:value="65997" calcext:value-type="float">
            <text:p>65997</text:p>
          </table:table-cell>
          <table:table-cell office:value-type="string" calcext:value-type="string">
            <text:p>RSMtoMy</text:p>
          </table:table-cell>
          <table:table-cell office:value-type="string" calcext:value-type="string">
            <text:p>https://www.facebook.com/RSMtoMy/</text:p>
          </table:table-cell>
          <table:table-cell table:style-name="ce1" office:value-type="string" calcext:value-type="string">
            <text:p>2024-02-20</text:p>
          </table:table-cell>
          <table:table-cell/>
          <table:table-cell office:value-type="string" calcext:value-type="string">
            <text:p>podział działek</text:p>
          </table:table-cell>
          <table:table-cell office:value-type="string" calcext:value-type="string">
            <text:p>Spółdzielnia chce wydzielić nowe działki pod zabudowę.</text:p>
          </table:table-cell>
          <table:table-cell table:number-columns-repeated="2"/>
          <table:table-cell office:value-type="string" calcext:value-type="string">
            <text:p>https://www.rdc.pl/aktualnosci/warszawa/ursus-rsm-to-my-deweloper-podzial-dzialek-spoldzielnia-konsultacje_vPTZkqJ5HDNH5xyITgux</text:p>
          </table:table-cell>
          <table:table-cell/>
          <table:table-cell office:value-type="float" office:value="52.194" calcext:value-type="float">
            <text:p>52.194</text:p>
          </table:table-cell>
          <table:table-cell office:value-type="float" office:value="20.865" calcext:value-type="float">
            <text:p>20.865</text:p>
          </table:table-cell>
        </table:table-row>
        <table:table-row table:style-name="ro1">
          <table:table-cell office:value-type="float" office:value="224292" calcext:value-type="float">
            <text:p>224292</text:p>
          </table:table-cell>
          <table:table-cell office:value-type="string" calcext:value-type="string">
            <text:p>MJN</text:p>
          </table:table-cell>
          <table:table-cell office:value-type="string" calcext:value-type="string">
            <text:p>https://miastojestnasze.org/</text:p>
          </table:table-cell>
          <table:table-cell table:style-name="ce1" office:value-type="string" calcext:value-type="string">
            <text:p>2024-03-01</text:p>
          </table:table-cell>
          <table:table-cell/>
          <table:table-cell office:value-type="string" calcext:value-type="string">
            <text:p>zabudowa terenów</text:p>
          </table:table-cell>
          <table:table-cell office:value-type="string" calcext:value-type="string">
            <text:p>Spółdzielnia buduje nowy blok na ostatnim zielonym skwerze w okolicy.</text:p>
          </table:table-cell>
          <table:table-cell table:number-columns-repeated="2"/>
          <table:table-cell office:value-type="string" calcext:value-type="string">
            <text:p>https://www.onet.pl/informacje/tu-stolica/warszawa-spoldzielnia-chce-zbudowac-mieszkania-to-patodeweloperka/qz7lml9,30bc1058</text:p>
          </table:table-cell>
          <table:table-cell/>
          <table:table-cell office:value-type="float" office:value="52.2295" calcext:value-type="float">
            <text:p>52.2295</text:p>
          </table:table-cell>
          <table:table-cell office:value-type="float" office:value="20.993" calcext:value-type="float">
            <text:p>20.993</text:p>
          </table:table-cell>
        </table:table-row>
        <table:table-row table:style-name="ro1">
          <table:table-cell table:style-name="ce2" office:value-type="float" office:value="74605" calcext:value-type="float">
            <text:p>74605</text:p>
          </table:table-cell>
          <table:table-cell office:value-type="string" calcext:value-type="string">
            <text:p>Razem dla Bielan</text:p>
          </table:table-cell>
          <table:table-cell office:value-type="string" calcext:value-type="string">
            <text:p>https://razemdlabielan.waw.pl/</text:p>
          </table:table-cell>
          <table:table-cell table:style-name="ce1" office:value-type="string" calcext:value-type="string">
            <text:p>2023-11-24</text:p>
          </table:table-cell>
          <table:table-cell/>
          <table:table-cell office:value-type="string" calcext:value-type="string">
            <text:p>dobudowa pięter</text:p>
          </table:table-cell>
          <table:table-cell office:value-type="string" calcext:value-type="string">
            <text:p>Spółdzielnia złozyła 78 WZ(tek), w sprawie dobudowy 2 dodatkowych pięter w 78 blokach</text:p>
          </table:table-cell>
          <table:table-cell table:number-columns-repeated="2"/>
          <table:table-cell office:value-type="string" calcext:value-type="string">
            <text:p>https://tvn24.pl/tvnwarszawa/bielany/warszawa-bielany-spoldzielnia-chce-podwyzszac-stare-bloki-i-budowac-nowe-st7452954</text:p>
          </table:table-cell>
          <table:table-cell/>
          <table:table-cell office:value-type="float" office:value="52.264841" calcext:value-type="float">
            <text:p>52.264841</text:p>
          </table:table-cell>
          <table:table-cell office:value-type="float" office:value="20.9531" calcext:value-type="float">
            <text:p>20.9531</text:p>
          </table:table-cell>
        </table:table-row>
        <table:table-row table:style-name="ro1">
          <table:table-cell table:style-name="ce2" office:value-type="float" office:value="5774" calcext:value-type="float">
            <text:p>5774</text:p>
          </table:table-cell>
          <table:table-cell office:value-type="string" calcext:value-type="string">
            <text:p>MJN</text:p>
          </table:table-cell>
          <table:table-cell office:value-type="string" calcext:value-type="string">
            <text:p>https://miastojestnasze.org/</text:p>
          </table:table-cell>
          <table:table-cell office:value-type="string" calcext:value-type="string">
            <text:p>2021-12-12</text:p>
          </table:table-cell>
          <table:table-cell/>
          <table:table-cell office:value-type="string" calcext:value-type="string">
            <text:p>wycinka drzew</text:p>
          </table:table-cell>
          <table:table-cell office:value-type="string" calcext:value-type="string">
            <text:p>Spółdzielnia chce wyciąć drzewa. Mieszkańcy oraz aktywiści MJN żądają badań dendrologicznych.</text:p>
          </table:table-cell>
          <table:table-cell table:number-columns-repeated="2"/>
          <table:table-cell office:value-type="string" calcext:value-type="string">
            <text:p>https://warszawa.wyborcza.pl/warszawa/7,54420,27898672,spoldzielnia-na-skraju-na-imielinie-ma-w-planach-wyciac-18.html</text:p>
          </table:table-cell>
          <table:table-cell/>
          <table:table-cell office:value-type="float" office:value="52.15153" calcext:value-type="float">
            <text:p>52.15153</text:p>
          </table:table-cell>
          <table:table-cell office:value-type="float" office:value="21.0541" calcext:value-type="float">
            <text:p>21.0541</text:p>
          </table:table-cell>
        </table:table-row>
        <table:table-row table:style-name="ro1">
          <table:table-cell table:style-name="ce2" office:value-type="float" office:value="85177" calcext:value-type="float">
            <text:p>85177</text:p>
          </table:table-cell>
          <table:table-cell table:number-columns-repeated="2"/>
          <table:table-cell table:style-name="ce1" office:value-type="string" calcext:value-type="string">
            <text:p>2019-05-26</text:p>
          </table:table-cell>
          <table:table-cell/>
          <table:table-cell office:value-type="string" calcext:value-type="string">
            <text:p>zabudowa terenów</text:p>
          </table:table-cell>
          <table:table-cell office:value-type="string" calcext:value-type="string">
            <text:p>Spółdzielnia chciała wybudować bloki na miejscu terenów zielonych, oraz w miejscu Biedronki. Mieszkańcy się zorganizowali i odwołali prezesa.</text:p>
          </table:table-cell>
          <table:table-cell table:number-columns-repeated="2"/>
          <table:table-cell office:value-type="string" calcext:value-type="string">
            <text:p>https://warszawa.wyborcza.pl/warszawa/7,54420,24829263,cud-na-ursynowie-wladzie-spoldzielni-odwolane-po-wielu-latach.html</text:p>
          </table:table-cell>
          <table:table-cell/>
          <table:table-cell office:value-type="float" office:value="52.1419" calcext:value-type="float">
            <text:p>52.1419</text:p>
          </table:table-cell>
          <table:table-cell office:value-type="float" office:value="21.0425090674598" calcext:value-type="float">
            <text:p>21.0425090674598</text:p>
          </table:table-cell>
        </table:table-row>
        <table:table-row table:style-name="ro1">
          <table:table-cell table:style-name="ce2" office:value-type="float" office:value="16725" calcext:value-type="float">
            <text:p>16725</text:p>
          </table:table-cell>
          <table:table-cell table:number-columns-repeated="2"/>
          <table:table-cell office:value-type="string" calcext:value-type="string">
            <text:p>2022-05-12</text:p>
          </table:table-cell>
          <table:table-cell/>
          <table:table-cell office:value-type="string" calcext:value-type="string">
            <text:p>wyprowadzanie pięniedzy</text:p>
          </table:table-cell>
          <table:table-cell office:value-type="string" calcext:value-type="string">
            <text:p>Zarząd Spółdzielni i inne osoby wyprowadziły ze Spółdzielni 42 miliony złotych. 7 osób zostało skazanych, w tym adwokat obsługujący Spółdzielnię.</text:p>
          </table:table-cell>
          <table:table-cell table:number-columns-repeated="2"/>
          <table:table-cell office:value-type="string" calcext:value-type="string">
            <text:p><text:a xlink:href="https://tvn24.pl/tvnwarszawa/najnowsze/warszawa-wyrok-w-sprawie-afery-w-srodmiejskiej-spoldzielni-mieszkaniowej-siedem-osob-skazanych-st5707504" xlink:type="simple">https://tvn24.pl/tvnwarszawa/najnowsze/warszawa-wyrok-w-sprawie-afery-w-srodmiejskiej-spoldzielni-mieszkaniowej-siedem-osob-skazanych-st5707504</text:a>|https://www.wprost.pl/kraj/10115434/akt-oskarzenia-przeciwko-12-osobom-zwiazanym-ze-srodmiejska-spoldzielnia-mieszkaniowa-w-warszawie.html|https://www.rp.pl/prawo-karne/art36278601-adwokat-skazany-na-bezwzgledne-wiezienie-za-szkody-w-spoldzielni</text:p>
          </table:table-cell>
          <table:table-cell/>
          <table:table-cell office:value-type="float" office:value="52.2343" calcext:value-type="float">
            <text:p>52.2343</text:p>
          </table:table-cell>
          <table:table-cell office:value-type="float" office:value="21.0318" calcext:value-type="float">
            <text:p>21.0318</text:p>
          </table:table-cell>
        </table:table-row>
        <table:table-row table:style-name="ro1">
          <table:table-cell table:style-name="ce2" office:value-type="float" office:value="78357" calcext:value-type="float">
            <text:p>78357</text:p>
          </table:table-cell>
          <table:table-cell table:number-columns-repeated="2"/>
          <table:table-cell office:value-type="string" calcext:value-type="string">
            <text:p>2017-05-22</text:p>
          </table:table-cell>
          <table:table-cell/>
          <table:table-cell office:value-type="string" calcext:value-type="string">
            <text:p>sprzedaż mieszkań</text:p>
          </table:table-cell>
          <table:table-cell office:value-type="string" calcext:value-type="string">
            <text:p>Spółdzielnia sprzedawała mieszkania po zaniżonych cenach w nieprzejrzystym procesie. Mieszkania kupiły m.in <text:s/>członkowie rodzin Zarządu i pracowników Spółdzielnie.</text:p>
          </table:table-cell>
          <table:table-cell table:number-columns-repeated="2"/>
          <table:table-cell office:value-type="string" calcext:value-type="string">
            <text:p>http://www.targowek.info/2017/05/tak-sprzedaje-mieszkania-spoldzielnia-mieszkaniowa-brodno/</text:p>
          </table:table-cell>
          <table:table-cell/>
          <table:table-cell office:value-type="float" office:value="52.2939" calcext:value-type="float">
            <text:p>52.2939</text:p>
          </table:table-cell>
          <table:table-cell office:value-type="float" office:value="21.02753" calcext:value-type="float">
            <text:p>21.02753</text:p>
          </table:table-cell>
        </table:table-row>
        <table:table-row table:style-name="ro1">
          <table:table-cell table:style-name="ce2" office:value-type="float" office:value="78357" calcext:value-type="float">
            <text:p>78357</text:p>
          </table:table-cell>
          <table:table-cell table:number-columns-repeated="2"/>
          <table:table-cell office:value-type="string" calcext:value-type="string">
            <text:p>2023-08-30</text:p>
          </table:table-cell>
          <table:table-cell/>
          <table:table-cell office:value-type="string" calcext:value-type="string">
            <text:p>wynagrodzenie prezesa</text:p>
          </table:table-cell>
          <table:table-cell office:value-type="string" calcext:value-type="string">
            <text:p>Rada Nadzorcza miała przegłosować gigantyczne odprawy na wypadek odsunięcia członków Zarządu. Spółdzielcy nie mogą się dowiedzieć jakie są wynagrodzenia członków Zarządu.</text:p>
          </table:table-cell>
          <table:table-cell table:number-columns-repeated="2"/>
          <table:table-cell office:value-type="string" calcext:value-type="string">
            <text:p><text:a xlink:href="https://warszawa.wyborcza.pl/warszawa/7,54420,30132857,szykowali-skok-na-kase-w-poteznej-spoldzielni-mieszkaniowej.html" xlink:type="simple">https://warszawa.wyborcza.pl/warszawa/7,54420,30132857,szykowali-skok-na-kase-w-poteznej-spoldzielni-mieszkaniowej.html</text:a>|<text:a xlink:href="https://www.portalsamorzadowy.pl/polityka-i-spoleczenstwo/s-kaleta-apelujemy-do-rady-nadzorczej-sm-brodno-o-nie-przyznawanie-odprawy-dla-czlonkow-zarzadu,484909.html" xlink:type="simple">https://www.portalsamorzadowy.pl/polityka-i-spoleczenstwo/s-kaleta-apelujemy-do-rady-nadzorczej-sm-brodno-o-nie-przyznawanie-odprawy-dla-czlonkow-zarzadu,484909.html</text:a>|http://razemdlatargowka.waw.pl/2023/08/26/afera-odprawowa-i-protest-czlonkow-sm-brodno-chca-zwolac-walne-zgromadzenie/|https://www.rp.pl/prawo-karne/art36278601-adwokat-skazany-na-bezwzgledne-wiezienie-za-szkody-w-spoldzielni</text:p>
          </table:table-cell>
          <table:table-cell/>
          <table:table-cell office:value-type="float" office:value="52.2955" calcext:value-type="float">
            <text:p>52.2955</text:p>
          </table:table-cell>
          <table:table-cell office:value-type="float" office:value="21.0267" calcext:value-type="float">
            <text:p>21.0267</text:p>
          </table:table-cell>
        </table:table-row>
        <table:table-row table:style-name="ro1">
          <table:table-cell table:style-name="ce2" office:value-type="float" office:value="15990" calcext:value-type="float">
            <text:p>15990</text:p>
          </table:table-cell>
          <table:table-cell table:number-columns-repeated="2"/>
          <table:table-cell office:value-type="string" calcext:value-type="string">
            <text:p>2016-05-24</text:p>
          </table:table-cell>
          <table:table-cell/>
          <table:table-cell office:value-type="string" calcext:value-type="string">
            <text:p>budowa masztu telekomunikacyjnego</text:p>
          </table:table-cell>
          <table:table-cell office:value-type="string" calcext:value-type="string">
            <text:p>Spółdzielncy oraz część Rady nadzworczej zablokowali budowę masztu gps przy bloku spółdzielni.</text:p>
          </table:table-cell>
          <table:table-cell table:number-columns-repeated="2"/>
          <table:table-cell office:value-type="string" calcext:value-type="string">
            <text:p>https://tustolica.pl/masztu-przy-conrada-nie-bedzie-chomiczowka-wciaz-bez-zasiegu_73349</text:p>
          </table:table-cell>
          <table:table-cell/>
          <table:table-cell office:value-type="float" office:value="52.2752" calcext:value-type="float">
            <text:p>52.2752</text:p>
          </table:table-cell>
          <table:table-cell office:value-type="float" office:value="20.9234" calcext:value-type="float">
            <text:p>20.9234</text:p>
          </table:table-cell>
        </table:table-row>
        <table:table-row table:style-name="ro1">
          <table:table-cell table:style-name="ce2" office:value-type="float" office:value="15990" calcext:value-type="float">
            <text:p>15990</text:p>
          </table:table-cell>
          <table:table-cell table:number-columns-repeated="2"/>
          <table:table-cell office:value-type="string" calcext:value-type="string">
            <text:p>2020-02-21</text:p>
          </table:table-cell>
          <table:table-cell/>
          <table:table-cell office:value-type="string" calcext:value-type="string">
            <text:p>wzrost opłat</text:p>
          </table:table-cell>
          <table:table-cell office:value-type="string" calcext:value-type="string">
            <text:p>Sþółdzielcy pomimo wzrostu funduszu remontowego nie widzą poprawy statu technicznego Ii estetycznego budynków.</text:p>
          </table:table-cell>
          <table:table-cell table:number-columns-repeated="2"/>
          <table:table-cell office:value-type="string" calcext:value-type="string">
            <text:p>https://tustolica.pl/wysokie-czynsze-na-chomiczowce-gdzie-te-remonty_81484</text:p>
          </table:table-cell>
          <table:table-cell/>
          <table:table-cell office:value-type="float" office:value="52.273" calcext:value-type="float">
            <text:p>52.273</text:p>
          </table:table-cell>
          <table:table-cell office:value-type="float" office:value="20.9262" calcext:value-type="float">
            <text:p>20.9262</text:p>
          </table:table-cell>
        </table:table-row>
        <table:table-row table:style-name="ro1">
          <table:table-cell table:style-name="ce2" office:value-type="float" office:value="15990" calcext:value-type="float">
            <text:p>15990</text:p>
          </table:table-cell>
          <table:table-cell table:number-columns-repeated="2"/>
          <table:table-cell office:value-type="string" calcext:value-type="string">
            <text:p>2022-07-19</text:p>
          </table:table-cell>
          <table:table-cell/>
          <table:table-cell office:value-type="string" calcext:value-type="string">
            <text:p>zachowanie działki</text:p>
          </table:table-cell>
          <table:table-cell office:value-type="string" calcext:value-type="string">
            <text:p>Spółdzielnia wywalczyła działkę w Parku Chomicza, co do której trwał wieloletni spór sądowy z byłymi właścicielami.</text:p>
          </table:table-cell>
          <table:table-cell table:number-columns-repeated="2"/>
          <table:table-cell office:value-type="string" calcext:value-type="string">
            <text:p>https://tvn24.pl/tvnwarszawa/najnowsze/byli-wlasciciele-nie-odzyskaja-dzialki-na-terenie-parku-chomicza-wojewoda-uwzglednil-skargi-st5807910</text:p>
          </table:table-cell>
          <table:table-cell/>
          <table:table-cell office:value-type="float" office:value="52.2741" calcext:value-type="float">
            <text:p>52.2741</text:p>
          </table:table-cell>
          <table:table-cell office:value-type="float" office:value="20.9282" calcext:value-type="float">
            <text:p>20.9282</text:p>
          </table:table-cell>
        </table:table-row>
        <table:table-row table:style-name="ro1">
          <table:table-cell office:value-type="float" office:value="33334" calcext:value-type="float">
            <text:p>33334</text:p>
          </table:table-cell>
          <table:table-cell table:number-columns-repeated="2"/>
          <table:table-cell office:value-type="string" calcext:value-type="string">
            <text:p>2022-05-23</text:p>
          </table:table-cell>
          <table:table-cell/>
          <table:table-cell office:value-type="string" calcext:value-type="string">
            <text:p>zabudowa terenów</text:p>
          </table:table-cell>
          <table:table-cell office:value-type="string" calcext:value-type="string">
            <text:p>Spółdzielnia chce sprzedać kilka działek po zabudowę, na jednej z nich jest zielony skwer. Spółdzielnia twierdzi, że podpisze z kupującym umowę, w której zobliguje się zachować tereny zielone przez 20 lat lub do uchwalenia MPZP.</text:p>
          </table:table-cell>
          <table:table-cell table:number-columns-repeated="2"/>
          <table:table-cell office:value-type="string" calcext:value-type="string">
            <text:p>https://warszawa.naszemiasto.pl/zielony-skwer-na-ursynowie-zamieni-sie-w-blokowisko/ar/c3-8823255</text:p>
          </table:table-cell>
          <table:table-cell/>
          <table:table-cell office:value-type="float" office:value="52.1461" calcext:value-type="float">
            <text:p>52.1461</text:p>
          </table:table-cell>
          <table:table-cell office:value-type="float" office:value="21.06013" calcext:value-type="float">
            <text:p>21.060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2024-01-19</text:p>
          </table:table-cell>
          <table:table-cell/>
          <table:table-cell office:value-type="string" calcext:value-type="string">
            <text:p>ogólne</text:p>
          </table:table-cell>
          <table:table-cell office:value-type="string" calcext:value-type="string">
            <text:p>opinia o spółdzielczości</text:p>
          </table:table-cell>
          <table:table-cell table:number-columns-repeated="2"/>
          <table:table-cell office:value-type="string" calcext:value-type="string">
            <text:p>https://www.money.pl/gospodarka/spoldzielcze-dziadostwo-oto-najwiekszy-problem-polskich-spoldzielni-opinia-6986480897989376a.html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2022-10-04</text:p>
          </table:table-cell>
          <table:table-cell/>
          <table:table-cell office:value-type="string" calcext:value-type="string">
            <text:p>ogólne</text:p>
          </table:table-cell>
          <table:table-cell office:value-type="string" calcext:value-type="string">
            <text:p>PIS chce zmienić regulacje dotyczące spółdzielni mieszkaniowych, bo nikt nie ma nad nimi kontroli.</text:p>
          </table:table-cell>
          <table:table-cell table:number-columns-repeated="2"/>
          <table:table-cell office:value-type="string" calcext:value-type="string">
            <text:p>https://www.money.pl/gospodarka/pis-chce-zmienic-prawo-ktore-dotknie-10-mln-polakow-rzad-ma-juz-gotowy-projekt-6819075054873408a.html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25" calcext:value-type="float">
            <text:p>16725</text:p>
          </table:table-cell>
          <table:table-cell table:number-columns-repeated="2"/>
          <table:table-cell table:style-name="ce1" office:value-type="string" calcext:value-type="string">
            <text:p>2024-05-20</text:p>
          </table:table-cell>
          <table:table-cell/>
          <table:table-cell office:value-type="string" calcext:value-type="string">
            <text:p>wyroki w sprawie</text:p>
          </table:table-cell>
          <table:table-cell office:value-type="string" calcext:value-type="string">
            <text:p>Po dziewięciu latach od upadłości syndyk Śródmiejskiej Spółdzielni Mieszkaniowej w Warszawie zaspokaja wierzycieli, a byłe władze spółdzielni czekają na prawomocne wyroki karne.</text:p>
          </table:table-cell>
          <table:table-cell table:number-columns-repeated="2"/>
          <table:table-cell office:value-type="string" calcext:value-type="string">
            <text:p>https://www.pb.pl/wierzyciele-spoldzielni-odzyskaja-31-mln-zl-1216233?fbclid=IwZXh0bgNhZW0CMTEAAR3vTFIm6k90YwjD871O2QOu5Er5gXx8ceuZ3_7Ow5AyfeSuDfhQQGNLg3Q_aem_AXQoqAxQAPFzLYOTvQ7hGO2O3KgzRAiGzL7LqmOntgNUnzFN1cZntGzvEjCjoXKyiE_ggdDU5MAVfDpO-AYWrY5H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2024-07-08</text:p>
          </table:table-cell>
          <table:table-cell/>
          <table:table-cell office:value-type="string" calcext:value-type="string">
            <text:p>korupcja</text:p>
          </table:table-cell>
          <table:table-cell office:value-type="string" calcext:value-type="string">
            <text:p>Prezesi kilku łódzkich spółdzielni mieszkaniowych oraz przedsiębiorcy zajmujący się świadczeniem usług instalacyjno-montażowych są wśród 13 podejrzanych o korupcję menadżerską.</text:p>
          </table:table-cell>
          <table:table-cell table:number-columns-repeated="2"/>
          <table:table-cell office:value-type="string" calcext:value-type="string">
            <text:p>https://www.bankier.pl/wiadomosc/Korupcja-w-Lodzi-Podejrzani-prezesi-spoldzielni-mieszkaniowych-i-przedsiebiorcy-8778858.html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2024-06-12</text:p>
          </table:table-cell>
          <table:table-cell/>
          <table:table-cell office:value-type="string" calcext:value-type="string">
            <text:p>korupcja, reforma spóldzielni</text:p>
          </table:table-cell>
          <table:table-cell office:value-type="string" calcext:value-type="string">
            <text:p>Rząd zapowiada trzęsienia ziemi w spółdzielniach mieszkaniowych </text:p>
          </table:table-cell>
          <table:table-cell table:number-columns-repeated="2"/>
          <table:table-cell office:value-type="string" calcext:value-type="string">
            <text:p>https://kobieta.onet.pl/wiadomosci/nepotyzm-i-lapowkarstwo-rzad-zapowiada-trzesienia-ziemi-w-spoldzielniach/2918878?fbclid=IwZXh0bgNhZW0CMTEAAR2JKSZACaTwZz7C2Pe10rZ1Y55cbuNFi9GTpFltAaM4Gee8dvgDS5el3K4_aem_ZmFrZWR1bW15MTZieXRlcw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2024-06-11</text:p>
          </table:table-cell>
          <table:table-cell/>
          <table:table-cell office:value-type="string" calcext:value-type="string">
            <text:p>zarobki prezesów</text:p>
          </table:table-cell>
          <table:table-cell office:value-type="string" calcext:value-type="string">
            <text:p>Od kilkudziesięciu do nawet 179 tys. zł wynoszą zarobki prezesów spółdzielni mieszkaniowych. </text:p>
          </table:table-cell>
          <table:table-cell table:number-columns-repeated="2"/>
          <table:table-cell office:value-type="string" calcext:value-type="string">
            <text:p>https://www.money.pl/gospodarka/zarobki-prezesow-spoldzielni-mieszkaniowych-sa-nowe-dane-7037297618029344a.html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7T11:00:53.403746999</meta:creation-date>
    <dc:date>2024-07-20T18:32:15.945977171</dc:date>
    <meta:editing-duration>P1DT6H28M55S</meta:editing-duration>
    <meta:editing-cycles>26</meta:editing-cycles>
    <meta:generator>LibreOffice/7.3.7.2$Linux_X86_64 LibreOffice_project/30$Build-2</meta:generator>
    <meta:document-statistic meta:table-count="1" meta:cell-count="141" meta:object-count="0"/>
  </office:meta>
</office:document-meta>
</file>